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officeooo:rsid="001b0d0d" officeooo:paragraph-rsid="001b0d0d" style:font-size-asian="14pt" style:font-size-complex="14pt"/>
    </style:style>
    <style:style style:name="P2" style:family="paragraph" style:parent-style-name="Table_20_Contents">
      <style:text-properties fo:font-size="14pt" officeooo:rsid="001b0d0d" officeooo:paragraph-rsid="001b0d0d" style:font-size-asian="14pt" style:font-size-complex="14pt"/>
    </style:style>
    <style:style style:name="P3" style:family="paragraph" style:parent-style-name="Standard">
      <style:text-properties fo:font-size="14pt" officeooo:rsid="001ce1b8" officeooo:paragraph-rsid="001ce1b8" style:font-size-asian="14pt" style:font-size-complex="14pt"/>
    </style:style>
    <style:style style:name="P4" style:family="paragraph" style:parent-style-name="Table_20_Contents">
      <style:text-properties fo:font-size="14pt" officeooo:rsid="001ce1b8" officeooo:paragraph-rsid="001ce1b8" style:font-size-asian="14pt" style:font-size-complex="14pt"/>
    </style:style>
    <style:style style:name="P5" style:family="paragraph" style:parent-style-name="Standard">
      <style:text-properties fo:font-size="14pt" officeooo:rsid="00200680" officeooo:paragraph-rsid="00200680" style:font-size-asian="14pt" style:font-size-complex="14pt"/>
    </style:style>
    <style:style style:name="P6" style:family="paragraph" style:parent-style-name="Table_20_Contents">
      <style:text-properties fo:font-size="14pt" officeooo:rsid="00200680" officeooo:paragraph-rsid="00200680" style:font-size-asian="14pt" style:font-size-complex="14pt"/>
    </style:style>
    <style:style style:name="T1" style:family="text">
      <style:text-properties officeooo:rsid="001ce1b8"/>
    </style:style>
    <style:style style:name="T2" style:family="text">
      <style:text-properties officeooo:rsid="001e496e"/>
    </style:style>
    <style:style style:name="T3" style:family="text">
      <style:text-properties officeooo:rsid="00200680"/>
    </style:style>
    <style:style style:name="T4" style:family="text">
      <style:text-properties officeooo:rsid="00201524"/>
    </style:style>
    <style:style style:name="T5" style:family="text">
      <style:text-properties officeooo:rsid="00251c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text:tab/><text:tab/><text:tab/><text:tab/><text:tab/><text:tab/><text:tab/><text:tab/><text:tab/><text:tab/><text:tab/><text:tab/><text:tab/>2°7</text:p>
      <text:p text:style-name="P1">chauve </text:p>
      <text:p text:style-name="P1"/>
      <text:p text:style-name="P1"><text:tab/><text:tab/><text:tab/><text:tab/><text:tab/><text:tab/>Controle histoire </text:p>
      <text:p text:style-name="P1"/>
      <text:p text:style-name="P1"/>
      <text:p text:style-name="P1"/>
      <text:p text:style-name="P1"/>
      <text:p text:style-name="P1"/>
      <text:p text:style-name="P1"/>
      <text:p text:style-name="P1"/>
      <text:p text:style-name="P1"/>
      <text:p text:style-name="P1">1.1.</text:p>
      <text:p text:style-name="P1"/>
      <text:p text:style-name="P1"/>
      <table:table table:name="Tableau1" table:style-name="Tableau1">
        <table:table-column table:style-name="Tableau1.A" table:number-columns-repeated="3"/>
        <table:table-column table:style-name="Tableau1.D"/>
        <table:table-row table:style-name="TableLine1322388484192">
          <table:table-cell table:style-name="Tableau1.A1" office:value-type="string">
            <text:p text:style-name="P2">Les trois grandes civilisations <text:s/></text:p>
          </table:table-cell>
          <table:table-cell table:style-name="Tableau1.A1" office:value-type="string">
            <text:p text:style-name="P2">L’empire byzantin </text:p>
          </table:table-cell>
          <table:table-cell table:style-name="Tableau1.A1" office:value-type="string">
            <text:p text:style-name="P2"><text:s/><text:span text:style-name="T3">Occident chrétien </text:span></text:p>
          </table:table-cell>
          <table:table-cell table:style-name="Tableau1.D1" office:value-type="string">
            <text:p text:style-name="P6">Monde musulman </text:p>
          </table:table-cell>
        </table:table-row>
        <table:table-row table:style-name="TableLine1322388476304">
          <table:table-cell table:style-name="Tableau1.A2" office:value-type="string">
            <text:p text:style-name="P2">Religion</text:p>
          </table:table-cell>
          <table:table-cell table:style-name="Tableau1.A2" office:value-type="string">
            <text:p text:style-name="P2">Chrétien orthodoxe <text:s/></text:p>
          </table:table-cell>
          <table:table-cell table:style-name="Tableau1.A2" office:value-type="string">
            <text:p text:style-name="P2">Chrétien catholique </text:p>
          </table:table-cell>
          <table:table-cell table:style-name="Tableau1.D2" office:value-type="string">
            <text:p text:style-name="P2"><text:span text:style-name="T3">Islam </text:span><text:s/></text:p>
          </table:table-cell>
        </table:table-row>
        <table:table-row table:style-name="TableLine1322388480112">
          <table:table-cell table:style-name="Tableau1.A2" office:value-type="string">
            <text:p text:style-name="P2">Prophète<text:span text:style-name="T1"> </text:span></text:p>
          </table:table-cell>
          <table:table-cell table:style-name="Tableau1.A2" office:value-type="string">
            <text:p text:style-name="P4">Jésus </text:p>
          </table:table-cell>
          <table:table-cell table:style-name="Tableau1.A2" office:value-type="string">
            <text:p text:style-name="P4">Jésus </text:p>
          </table:table-cell>
          <table:table-cell table:style-name="Tableau1.D2" office:value-type="string">
            <text:p text:style-name="P4">Mohammed </text:p>
          </table:table-cell>
        </table:table-row>
        <table:table-row table:style-name="TableLine1322388480384">
          <table:table-cell table:style-name="Tableau1.A2" office:value-type="string">
            <text:p text:style-name="P6">Langue parler </text:p>
          </table:table-cell>
          <table:table-cell table:style-name="Tableau1.A2" office:value-type="string">
            <text:p text:style-name="P6">Grec </text:p>
          </table:table-cell>
          <table:table-cell table:style-name="Tableau1.A2" office:value-type="string">
            <text:p text:style-name="P6">Latin </text:p>
          </table:table-cell>
          <table:table-cell table:style-name="Tableau1.D2" office:value-type="string">
            <text:p text:style-name="P6">Arabe </text:p>
          </table:table-cell>
        </table:table-row>
      </table:table>
      <text:p text:style-name="P1"/>
      <text:p text:style-name="P1">1.2.</text:p>
      <text:p text:style-name="P1">date de la mort de Mohammed : <text:span text:style-name="T3">632 </text:span></text:p>
      <text:p text:style-name="P1">première croisade : 1096 </text:p>
      <text:p text:style-name="P1">prise de grenade : <text:span text:style-name="T5">1492</text:span></text:p>
      <text:p text:style-name="P1">4ème croisade : <text:span text:style-name="T4">1204</text:span></text:p>
      <text:p text:style-name="P1"/>
      <text:p text:style-name="P1">1.3</text:p>
      <text:p text:style-name="P1">un chiit : le un chiit est un pratiquant du chiisme, une sous branche de la religion musulman </text:p>
      <text:p text:style-name="P1">le schisme : le schisme sinifit ‘’séparation’’ en grec </text:p>
      <text:p text:style-name="P1">un calife : un calife est un pratiquant de la religion musulman possèdent des terres et du pouvoir </text:p>
      <text:p text:style-name="P1">un comptoir : les comptoirs sont des ports dans des pays étranger</text:p>
      <text:p text:style-name="P1"/>
      <text:p text:style-name="P3"/>
      <text:p text:style-name="P3"/>
      <text:p text:style-name="P3"/>
      <text:p text:style-name="P3"/>
      <text:p text:style-name="P3"/>
      <text:p text:style-name="P3"/>
      <text:p text:style-name="P3"/>
      <text:p text:style-name="P3"/>
      <text:p text:style-name="P3"><text:soft-page-break/>2.</text:p>
      <text:p text:style-name="P3">Ce document a été écrit vers 1136 par Bernard de Clairvaux, il s’adresse a la nouvelle milice, il fait l’éloge de la nouvelle milice. Nous commencerons pa<text:span text:style-name="T2">r</text:span> expliquer ce que propose l’auteur, puis nous dirons comment il essaye de motiver ceux a qui il s’adresse.</text:p>
      <text:p text:style-name="P3"/>
      <text:p text:style-name="P5"><text:tab/>L’auteur propose de ne pas tuer les païens si ils peuvent trouver un autre moyen de les empécher de harceler ou d’opprimer les fidèles (ligne 10 – 11) « pourtant, il ne convient pas de tuer les païens si l’on peut trouver un autre moyen de les empêcher de harceler ou d’opprimer les fidèles ». l’auteur propose aussi que pour le moment il faut mieux tuer les païens plutôt que de laisser la menace que représente les pêcheurs (linge 11 – 13) «  Mais pour le moment, il veut mieux que les paëns soient tués, plutôt que de laisser la menace que représentent les pêcheurs suspendus au-dessus de la tête des justes » </text:p>
      <text:p text:style-name="P5"/>
      <text:p text:style-name="P3"><text:tab/>L’auteur <text:span text:style-name="T2">motive les nouveaux miliciens en faisant leur éloge, il s’adresse a eux an disant que si ils meurent pour le Christ leur mort sera glorieuse (ligne 4) « elle n’a rien de criminel, elle es très glorieuse ». l’auteur essaye aussi de les convaincre en les provoquent(</text:span><text:span text:style-name="T3">ligne 17 – 18) « c’est a dire celle des chrétien ‘’pour que les nations ne disent pas:ou est leur dieu ?’’ ». l’auteur les incitent aussi a tué </text:span><text:span text:style-name="T2"><text:s/></text:span><text:span text:style-name="T3">en disent qu’ils vengent le Christ en tuent les malfaiteurs <text:s/>(linge 7 – 9) « Quand il met a mort un malfaiteur, il n’ai pas un homicide, mais, si j’ose dire, un malicide. Il venge le Christ de ceux qui font le mal ; il défend les chrétiens </text:span></text:p>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5T08:06:28.996000000</meta:creation-date>
    <dc:date>2022-01-05T19:56:48.002000000</dc:date>
    <meta:editing-duration>PT19M14S</meta:editing-duration>
    <meta:editing-cycles>3</meta:editing-cycles>
    <meta:generator>LibreOffice/7.2.0.4$Windows_X86_64 LibreOffice_project/9a9c6381e3f7a62afc1329bd359cc48accb6435b</meta:generator>
    <meta:document-statistic meta:table-count="1" meta:image-count="0" meta:object-count="0" meta:page-count="2" meta:paragraph-count="34" meta:word-count="390" meta:character-count="2215" meta:non-whitespace-character-count="1804"/>
  </office:meta>
</office:document-meta>
</file>